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HintsPredicates.forInterfaces( Class &lt; ? &gt; ... 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HintsPredicates.ProxyHintsPred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xyHintsPredicates.forInterfaces( TypeReference ... 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